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23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23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3"/>
          <table:table-cell table:style-name="ce19" table:content-validation-name="val5" office:value-type="string" calcext:value-type="string">
            <text:p>Inside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6])" office:value-type="string" office:string-value="1, 2" calcext:value-type="string">
            <text:p>1, 2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7])" office:value-type="string" office:string-value="1, 2, 3" calcext:value-type="string">
            <text:p>1, 2, 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8])" office:value-type="string" office:string-value="1, 2, 3, 4" calcext:value-type="string">
            <text:p>1, 2, 3, 4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9])" office:value-type="string" office:string-value="5" calcext:value-type="string">
            <text:p>5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9])" office:value-type="string" office:string-value="1, 2, 3, 4, 5" calcext:value-type="string">
            <text:p>1, 2, 3, 4, 5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TOWN_CENTER</text:p>
          </table:table-cell>
          <table:table-cell table:style-name="ce12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2" office:value-type="string" calcext:value-type="string">
            <text:p>ON_GRID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SNOWPINETREE</text:p>
          </table:table-cell>
          <table:table-cell table:style-name="ce12"/>
          <table:table-cell table:style-name="ce9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FOREST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9" calcext:value-type="float">
            <text:p>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8" calcext:value-type="float">
            <text:p>18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9" calcext:value-type="float">
            <text:p>1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6" calcext:value-type="float">
            <text:p>16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7" calcext:value-type="float">
            <text:p>17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1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3:.$A$17])" office:value-type="string" office:string-value="9, 10, 11, 12, 13" calcext:value-type="string">
            <text:p>9, 10, 11, 12, 13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2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4"/>
          <table:table-cell table:style-name="ce12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Default"/>
          <table:table-cell table:style-name="ce16" office:value-type="string" calcext:value-type="string">
            <text:p>SNOW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table:style-name="ce35" table:formula="of:=COM.MICROSOFT.TEXTJOIN(&quot;, &quot;;1;[.$A$13:.$A$17];[.$A$18])" office:value-type="string" office:string-value="9, 10, 11, 12, 13, 14" calcext:value-type="string">
            <text:p>9, 10, 11, 12, 13, 14</text:p>
          </table:table-cell>
          <table:table-cell table:style-name="ce36" office:value-type="string" calcext:value-type="string">
            <text:p>1, 1, 1, 1, 1, 6</text:p>
          </table:table-cell>
          <table:table-cell table:style-name="ce38"/>
          <table:table-cell table:style-name="Default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3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4"/>
          <table:table-cell table:style-name="ce12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Default"/>
          <table:table-cell table:style-name="ce16" office:value-type="string" calcext:value-type="string">
            <text:p>SNOW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table:style-name="ce35" table:formula="of:=COM.MICROSOFT.TEXTJOIN(&quot;, &quot;;1;[.$A$13:.$A$17];[.$A$18:.$A$19])" office:value-type="string" office:string-value="9, 10, 11, 12, 13, 14, 15" calcext:value-type="string">
            <text:p>9, 10, 11, 12, 13, 14, 15</text:p>
          </table:table-cell>
          <table:table-cell table:style-name="ce36" office:value-type="string" calcext:value-type="string">
            <text:p>1, 1, 1, 1, 1, 6, 6</text:p>
          </table:table-cell>
          <table:table-cell table:style-name="ce38"/>
          <table:table-cell table:style-name="Default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BLOCKER</text:p>
          </table:table-cell>
          <table:table-cell table:style-name="ce15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3:.$A$20])" office:value-type="string" office:string-value="9, 10, 11, 12, 13, 14, 15, 16" calcext:value-type="string">
            <text:p>9, 10, 11, 12, 13, 14, 15, 16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1])" office:value-type="string" office:string-value="17" calcext:value-type="string">
            <text:p>17</text:p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1];[.$A$22])" office:value-type="string" office:string-value="17, 18" calcext:value-type="string">
            <text:p>17, 18</text:p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2" office:value-type="string" calcext:value-type="string">
            <text:p>ROCK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1])" office:value-type="string" office:string-value="17" calcext:value-type="string">
            <text:p>17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5])" office:value-type="string" office:string-value="21" calcext:value-type="string">
            <text:p>21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9" calcext:value-type="float">
            <text:p>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8" calcext:value-type="float">
            <text:p>18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9" calcext:value-type="float">
            <text:p>1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6" calcext:value-type="float">
            <text:p>16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2" office:value-type="string" calcext:value-type="string">
            <text:p>CRACKS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2" office:value-type="string" calcext:value-type="string">
            <text:p>CRATER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2" office:value-type="string" calcext:value-type="string">
            <text:p>SEA_ROCKS_2</text:p>
          </table:table-cell>
          <table:table-cell table:style-name="ce12"/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2" office:value-type="string" calcext:value-type="string">
            <text:p>DISMANTLED_CART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0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2" office:value-type="string" calcext:value-type="string">
            <text:p>GRAV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0" calcext:value-type="float">
            <text:p>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6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6])" office:value-type="string" office:string-value="22" calcext:value-type="string">
            <text:p>22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39])" office:value-type="string" office:string-value="35" calcext:value-type="string">
            <text:p>35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 table:formula="of:=COM.MICROSOFT.TEXTJOIN(&quot;, &quot;;1;[.$A$11];[.$A$21];[.$A$27:.$A$31];[.$A$39])" office:value-type="string" office:string-value="7, 17, 23, 24, 25, 26, 27, 35" calcext:value-type="string">
            <text:p>7, 17, 23, 24, 25, 26, 27, 35</text:p>
          </table:table-cell>
          <table:table-cell table:style-name="ce36" office:value-type="string" calcext:value-type="string">
            <text:p>12, 4, 4, 4, 4, 4, 4, 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:.$A$10])" office:value-type="string" office:string-value="1, 2, 3, 4, 5, 6" calcext:value-type="string">
            <text:p>1, 2, 3, 4, 5, 6</text:p>
          </table:table-cell>
          <table:table-cell table:style-name="ce36" office:value-type="string" calcext:value-type="string">
            <text:p>10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2" office:value-type="string" calcext:value-type="string">
            <text:p>RELIC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41])" office:value-type="string" office:string-value="37" calcext:value-type="string">
            <text:p>37</text:p>
          </table:table-cell>
          <table:table-cell table:style-name="ce36" office:value-type="string" calcext:value-type="string">
            <text:p>10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39:.$A$40])" office:value-type="string" office:string-value="7, 35, 36" calcext:value-type="string">
            <text:p>7, 35, 36</text:p>
          </table:table-cell>
          <table:table-cell table:style-name="ce36" office:value-type="string" calcext:value-type="string">
            <text:p>24, 4, 4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2" office:value-type="string" calcext:value-type="string">
            <text:p>BROKEN_CART</text:p>
          </table:table-cell>
          <table:table-cell table:style-name="ce12" office:value-type="float" office:value="858" calcext:value-type="float">
            <text:p>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 [.$A$40]; [.$A$42])" office:value-type="string" office:string-value="7, 36, 38" calcext:value-type="string">
            <text:p>7, 36, 38</text:p>
          </table:table-cell>
          <table:table-cell table:style-name="ce36" office:value-type="string" calcext:value-type="string">
            <text:p>26, 4, 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2" office:value-type="string" calcext:value-type="string">
            <text:p>SKELETON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44])" office:value-type="string" office:string-value="40" calcext:value-type="string">
            <text:p>40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2" office:value-type="string" calcext:value-type="string">
            <text:p>WOL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45])" office:value-type="string" office:string-value="41" calcext:value-type="string">
            <text:p>41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2" office:value-type="string" calcext:value-type="string">
            <text:p>HAW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2" office:value-type="string" calcext:value-type="string">
            <text:p>FALCON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5];[.$A$46])" office:value-type="string" office:string-value="21, 42" calcext:value-type="string">
            <text:p>21, 42</text:p>
          </table:table-cell>
          <table:table-cell table:style-name="ce36" office:value-type="string" calcext:value-type="string">
            <text:p>8, 8</text:p>
          </table:table-cell>
          <table:table-cell table:style-name="ce38" office:value-type="string" calcext:value-type="string">
            <text:p>2, 1</text:p>
          </table:table-cell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2" office:value-type="string" calcext:value-type="string">
            <text:p>DLC_IBEX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46])" office:value-type="string" office:string-value="7, 42" calcext:value-type="string">
            <text:p>7, 42</text:p>
          </table:table-cell>
          <table:table-cell table:style-name="ce36" office:value-type="string" calcext:value-type="string">
            <text:p>30, 16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8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8</text:p>
          </table:table-cell>
          <table:table-cell table:style-name="ce38"/>
          <table:table-cell table:style-name="ce35" table:formula="of:=COM.MICROSOFT.TEXTJOIN(&quot;, &quot;;1;[.$A$11];[.$A$52])" office:value-type="string" office:string-value="7, 48" calcext:value-type="string">
            <text:p>7, 48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2" office:value-type="string" calcext:value-type="string">
            <text:p>DLC_IBEX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24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4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2" office:value-type="string" calcext:value-type="string">
            <text:p>ALASKAN_BEAR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55])" office:value-type="string" office:string-value="7, 51" calcext:value-type="string">
            <text:p>7, 51</text:p>
          </table:table-cell>
          <table:table-cell table:style-name="ce36" office:value-type="string" calcext:value-type="string">
            <text:p>6, 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55];[.$A$57])" office:value-type="string" office:string-value="7, 51, 53" calcext:value-type="string">
            <text:p>7, 51, 53</text:p>
          </table:table-cell>
          <table:table-cell table:style-name="ce36" office:value-type="string" calcext:value-type="string">
            <text:p>2, 8, 4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2" office:value-type="string" calcext:value-type="string">
            <text:p>EAGLE_WARRIOR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55])" office:value-type="string" office:string-value="7, 51" calcext:value-type="string">
            <text:p>7, 51</text:p>
          </table:table-cell>
          <table:table-cell table:style-name="ce36" office:value-type="string" calcext:value-type="string">
            <text:p>12, 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2" office:value-type="string" calcext:value-type="string">
            <text:p>MILITIA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55];[.$A$58])" office:value-type="string" office:string-value="7, 51, 54" calcext:value-type="string">
            <text:p>7, 51, 54</text:p>
          </table:table-cell>
          <table:table-cell table:style-name="ce36" office:value-type="string" calcext:value-type="string">
            <text:p>12, 8, 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2">
          <table:table-cell/>
          <table:table-cell table:style-name="Default" table:number-columns-repeated="32"/>
          <table:table-cell table:number-columns-repeated="990"/>
        </table:table-row>
        <table:table-row table:style-name="ro2" table:number-rows-repeated="104851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5:25:45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24T15:25:54.903000000</dc:date>
    <meta:editing-duration>P35DT22H54M40S</meta:editing-duration>
    <meta:editing-cycles>2675</meta:editing-cycles>
    <meta:generator>LibreOffice/7.1.3.2$Windows_X86_64 LibreOffice_project/47f78053abe362b9384784d31a6e56f8511eb1c1</meta:generator>
    <meta:document-statistic meta:table-count="1" meta:cell-count="845" meta:object-count="0"/>
  </office:meta>
</office:document-meta>
</file>